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94cm" fo:min-width="4.16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6.6cm" svg:height="6cm" svg:x="9.3cm" svg:y="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00:31:05.906365055</meta:creation-date>
    <dc:date>2021-09-05T00:31:43.532349192</dc:date>
    <meta:editing-duration>PT38S</meta:editing-duration>
    <meta:editing-cycles>1</meta:editing-cycles>
    <meta:document-statistic meta:object-count="1"/>
    <meta:generator>LibreOffice/6.4.7.2$Linux_X86_64 LibreOffice_project/40$Build-2</meta:generator>
  </office:meta>
</office:document-meta>
</file>